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DB400001361E1BAF6C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10c36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r2" style:family="presentation" style:parent-style-name="Default-title">
      <style:graphic-properties draw:auto-grow-height="true" fo:min-height="6.682cm" loext:decorative="false"/>
      <style:paragraph-properties style:writing-mode="lr-tb"/>
    </style:style>
    <style:style style:name="pr3" style:family="presentation" style:parent-style-name="Default-outline1">
      <style:graphic-properties fo:min-height="22.96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71cm" svg:height="39.187cm" svg:x="0.991cm" svg:y="1.413cm">
          <draw:image xlink:href="Pictures/1000000000000DB400001361E1BAF6C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4.939cm" svg:height="8.823cm" svg:x="2.376cm" svg:y="1.517cm" presentation:class="title" presentation:placeholder="true">
          <draw:text-box/>
        </draw:frame>
        <draw:frame presentation:style-name="pr3" draw:layer="layout" svg:width="24.939cm" svg:height="23.215cm" svg:x="2.376cm" svg:y="10.356cm" presentation:class="outline" presentation:placeholder="true">
          <draw:text-box/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1.27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81.3000030517578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015cm" fo:margin-bottom="0cm" fo:text-indent="0cm"/>
      <style:text-properties fo:font-size="71.1999969482422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762cm" fo:margin-bottom="0cm" fo:text-indent="0cm"/>
      <style:text-properties fo:font-size="61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508cm" fo:margin-bottom="0cm" fo:text-indent="0cm"/>
      <style:text-properties fo:font-size="50.900001525878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54cm" fo:margin-bottom="0cm" fo:text-indent="0cm"/>
      <style:text-properties fo:font-size="50.900001525878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54cm" fo:margin-bottom="0cm" fo:text-indent="0cm"/>
      <style:text-properties fo:font-size="50.900001525878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54cm" fo:margin-bottom="0cm" fo:text-indent="0cm"/>
      <style:text-properties fo:font-size="50.900001525878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54cm" fo:margin-bottom="0cm" fo:text-indent="0cm"/>
      <style:text-properties fo:font-size="50.900001525878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54cm" fo:margin-bottom="0cm" fo:text-indent="0cm"/>
      <style:text-properties fo:font-size="50.900001525878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11.800003051758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0.991cm" fo:page-width="29.693cm" fo:page-height="42.012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4.98cm" svg:height="7.047cm" svg:x="3.157cm" svg:y="2.397cm"/>
      <draw:page-thumbnail draw:layer="backgroundobjects" svg:width="4.98cm" svg:height="7.047cm" svg:x="3.157cm" svg:y="10.445cm"/>
      <draw:page-thumbnail draw:layer="backgroundobjects" svg:width="4.98cm" svg:height="7.047cm" svg:x="3.157cm" svg:y="18.493cm"/>
      <draw:page-thumbnail draw:layer="backgroundobjects" svg:width="4.98cm" svg:height="7.047cm" svg:x="13.452cm" svg:y="2.397cm"/>
      <draw:page-thumbnail draw:layer="backgroundobjects" svg:width="4.98cm" svg:height="7.047cm" svg:x="13.452cm" svg:y="10.445cm"/>
      <draw:page-thumbnail draw:layer="backgroundobjects" svg:width="4.98cm" svg:height="7.047cm" svg:x="13.452cm" svg:y="18.493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4.939cm" svg:height="6.682cm" svg:x="2.376cm" svg:y="2.587cm" presentation:class="title" presentation:placeholder="true">
        <draw:text-box/>
      </draw:frame>
      <draw:frame presentation:style-name="Default-outline1" draw:layer="backgroundobjects" svg:width="24.939cm" svg:height="23.215cm" svg:x="2.376cm" svg:y="10.356cm" presentation:class="outline" presentation:placeholder="true">
        <draw:text-box/>
      </draw:frame>
      <draw:frame presentation:style-name="Mpr1" draw:text-style-name="MP2" draw:layer="backgroundobjects" svg:width="6.456cm" svg:height="2.758cm" svg:x="2.376cm" svg:y="37.457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783cm" svg:height="2.758cm" svg:x="10.468cm" svg:y="37.457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456cm" svg:height="2.758cm" svg:x="20.859cm" svg:y="37.457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27T01:47:25.492994700</meta:creation-date>
    <dc:date>2025-06-27T01:55:52.275574500</dc:date>
    <meta:editing-duration>PT8M26S</meta:editing-duration>
    <meta:editing-cycles>2</meta:editing-cycles>
    <meta:generator>LibreOffice/25.2.4.3$Windows_X86_64 LibreOffice_project/33e196637044ead23f5c3226cde09b47731f7e27</meta:generator>
    <meta:document-statistic meta:object-count="28"/>
  </office:meta>
</office:document-meta>
</file>